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IT Commands:</text:p>
      <text:p text:style-name="Standard"/>
      <text:p text:style-name="Standard">1. Adding project to git lab for the first time. Create project from the github web portal,then</text:p>
      <text:p text:style-name="Standard"/>
      <text:p text:style-name="Standard"><text:tab/>git init</text:p>
      <text:p text:style-name="Standard"><text:tab/>git add .</text:p>
      <text:p text:style-name="Standard"><text:tab/>git commit -m “commit message”</text:p>
      <text:p text:style-name="Standard"><text:tab/>git remote add<text:s/>origin “remote repository URL”</text:p>
      <text:p text:style-name="Standard"><text:tab/>git push origin master</text:p>
      <text:p text:style-name="Standard"/>
      <text:p text:style-name="Standard">2. <text:s/>To check the status of git project in local</text:p>
      <text:p text:style-name="Standard"/>
      <text:p text:style-name="Standard"><text:tab/>git status</text:p>
      <text:p text:style-name="Standard"/>
      <text:p text:style-name="Standard">3. To add the changes to git regularly in to the same banch.</text:p>
      <text:p text:style-name="Standard"/>
      <text:p text:style-name="Standard"><text:tab/>git <text:s/>add .</text:p>
      <text:p text:style-name="Standard"><text:tab/>git commit -m “commit message”</text:p>
      <text:p text:style-name="Standard"><text:tab/>git pull</text:p>
      <text:p text:style-name="Standard"><text:tab/>git push</text:p>
      <text:p text:style-name="Standard"/>
      <text:p text:style-name="Standard">4. To<text:s/>checkout to another branch</text:p>
      <text:p text:style-name="Standard"/>
      <text:p text:style-name="Standard"><text:tab/>git checkout branch_name</text:p>
      <text:p text:style-name="Standard"/>
      <text:p text:style-name="Standard">5. To create new branch in local git project</text:p>
      <text:p text:style-name="Standard"/>
      <text:p text:style-name="Standard"><text:tab/>git checkout -b branch_name</text:p>
      <text:p text:style-name="Standard"/>
      <text:p text:style-name="Standard">6. To reset your project to the perticular commit</text:p>
      <text:p text:style-name="Standard"/>
      <text:p text:style-name="Standard"><text:tab/>for soft reset : git reset –soft commit_id</text:p>
      <text:p text:style-name="Standard"><text:tab/>for hard reset : git reset –hard commit_id</text:p>
      <text:p text:style-name="Standard"/>
      <text:p text:style-name="Standard">7. If you want to update your code from another branch</text:p>
      <text:p text:style-name="Standard"/>
      <text:p text:style-name="Standard"><text:tab/>git pull origin branch_name</text:p>
      <text:p text:style-name="Standard"><text:tab/><text:tab/><text:tab/></text:p>
      <text:p text:style-name="Standard">usage: git [--version] [--help] [-C &lt;path&gt;] [-c &lt;name&gt;=&lt;value&gt;]</text:p>
      <text:p text:style-name="Standard"><text:s text:c="11"/>[--exec-path[=&lt;path&gt;]] [--html-path] [--man-path] [--info-path]</text:p>
      <text:p text:style-name="Standard"><text:s text:c="11"/>[-p | --paginate | -P | --no-pager] [--no-replace-objects] [--bare]</text:p>
      <text:p text:style-name="Standard"><text:s text:c="11"/>[--git-dir=&lt;path&gt;] [--work-tree=&lt;path&gt;] [--namespace=&lt;name&gt;]</text:p>
      <text:p text:style-name="Standard"><text:s text:c="11"/>&lt;command&gt; [&lt;args&gt;]</text:p>
      <text:p text:style-name="Standard"/>
      <text:p text:style-name="Standard">These are common Git commands used in various situations:</text:p>
      <text:p text:style-name="Standard"/>
      <text:p text:style-name="Standard">start a working area (see also: git help tutorial)</text:p>
      <text:p text:style-name="Standard"><text:s text:c="3"/>clone <text:s text:c="5"/>Clone a repository into a new directory</text:p>
      <text:p text:style-name="Standard"><text:s text:c="3"/>init <text:s text:c="6"/>Create an empty Git repository or reinitialize an existing one</text:p>
      <text:p text:style-name="Standard"/>
      <text:p text:style-name="Standard">work on the current change (see also: git help everyday)</text:p>
      <text:p text:style-name="Standard"><text:s text:c="3"/>add <text:s text:c="7"/>Add file contents to the index</text:p>
      <text:soft-page-break/>
      <text:p text:style-name="Standard"><text:s text:c="3"/>mv <text:s text:c="8"/>Move or rename a file, a directory, or a symlink</text:p>
      <text:p text:style-name="Standard"><text:s text:c="3"/>reset <text:s text:c="5"/>Reset current HEAD to the specified state</text:p>
      <text:p text:style-name="Standard"><text:s text:c="3"/>rm <text:s text:c="8"/>Remove files from the working tree and from the index</text:p>
      <text:p text:style-name="Standard"/>
      <text:p text:style-name="Standard">examine the history and state (see also: git help revisions)</text:p>
      <text:p text:style-name="Standard"><text:s text:c="3"/>bisect <text:s text:c="4"/>Use binary search to find the commit that introduced a bug</text:p>
      <text:p text:style-name="Standard"><text:s text:c="3"/>grep <text:s text:c="6"/>Print lines matching a pattern</text:p>
      <text:p text:style-name="Standard"><text:s text:c="3"/>log <text:s text:c="7"/>Show commit logs</text:p>
      <text:p text:style-name="Standard"><text:s text:c="3"/>show <text:s text:c="6"/>Show various types of objects</text:p>
      <text:p text:style-name="Standard"><text:s text:c="3"/>status <text:s text:c="4"/>Show the working tree status</text:p>
      <text:p text:style-name="Standard"/>
      <text:p text:style-name="Standard">grow, mark and tweak your common history</text:p>
      <text:p text:style-name="Standard"><text:s text:c="3"/>branch <text:s text:c="4"/>List, create, or delete branches</text:p>
      <text:p text:style-name="Standard"><text:s text:c="3"/>checkout <text:s text:c="3"/>Switch branches or restore working tree files</text:p>
      <text:p text:style-name="Standard"><text:s text:c="3"/>commit <text:s text:c="4"/>Record changes to the repository</text:p>
      <text:p text:style-name="Standard"><text:s text:c="3"/>diff <text:s text:c="6"/>Show changes between commits, commit and working tree, etc</text:p>
      <text:p text:style-name="Standard"><text:s text:c="3"/>merge <text:s text:c="5"/>Join two or more development histories together</text:p>
      <text:p text:style-name="Standard"><text:s text:c="3"/>rebase <text:s text:c="4"/>Reapply commits on top of another base tip</text:p>
      <text:p text:style-name="Standard"><text:s text:c="3"/>tag <text:s text:c="7"/>Create, list, delete or verify a tag object signed with GPG</text:p>
      <text:p text:style-name="Standard"/>
      <text:p text:style-name="Standard">collaborate (see also: git help workflows)</text:p>
      <text:p text:style-name="Standard"><text:s text:c="3"/>fetch <text:s text:c="5"/>Download objects and refs from another repository</text:p>
      <text:p text:style-name="Standard"><text:s text:c="3"/>pull <text:s text:c="6"/>Fetch from and integrate with another repository or a local branch</text:p>
      <text:p text:style-name="Standard"><text:s text:c="3"/>push <text:s text:c="6"/>Update remote refs along with associated objects</text:p>
      <text:p text:style-name="Standard"/>
      <text:p text:style-name="Standard">'git help -a' and 'git help -g' list available subcommands and some</text:p>
      <text:p text:style-name="Standard">concept guides. See 'git help &lt;command&gt;' or 'git help &lt;concept&gt;'</text:p>
      <text:p text:style-name="Standard">to read about a specific subcommand or concep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tta</meta:initial-creator>
    <dc:creator>Datta</dc:creator>
    <meta:creation-date>2019-01-22T12:24:00Z</meta:creation-date>
    <dc:date>2019-05-10T07:24:00Z</dc:date>
    <meta:template xlink:href="Normal.dotm" xlink:type="simple"/>
    <meta:editing-cycles>3</meta:editing-cycles>
    <meta:editing-duration>PT11460S</meta:editing-duration>
    <meta:document-statistic meta:page-count="2" meta:paragraph-count="5" meta:word-count="423" meta:character-count="2834" meta:row-count="20" meta:non-whitespace-character-count="2416"/>
  </office:meta>
</office:document-meta>
</file>